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&lt;%= person %&gt;</text:p>
      <text:p text:style-name="Standard"/>
      <text:p text:style-name="Standard">&lt;%= lastname 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z Nicholson</meta:initial-creator>
    <meta:creation-date>2016-10-25T14:32:17</meta:creation-date>
    <dc:date>2016-10-25T16:02:56</dc:date>
    <dc:creator>Jez Nicholson</dc:creator>
    <meta:editing-duration>PT24M23S</meta:editing-duration>
    <meta:editing-cycles>4</meta:editing-cycles>
    <meta:generator>OpenOffice/4.1.3$Unix OpenOffice.org_project/413m1$Build-9783</meta:generator>
    <meta:document-statistic meta:table-count="0" meta:image-count="0" meta:object-count="0" meta:page-count="1" meta:paragraph-count="2" meta:word-count="7" meta:character-count="34"/>
  </office:meta>
</office:document-meta>
</file>